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2.6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0.637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-color="#4effb9" draw:textarea-horizontal-align="justify" draw:textarea-vertical-align="middle" draw:auto-grow-height="false" fo:min-height="0.439cm" fo:min-width="0.203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6cm" fo:min-width="3.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2cm" fo:min-width="17.4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6cm" fo:min-width="5.7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6cm" fo:min-width="2.542cm"/>
      <style:paragraph-properties style:writing-mode="lr-tb"/>
    </style:style>
    <style:style style:name="gr13" style:family="graphic" style:parent-style-name="standard">
      <style:graphic-properties draw:fill-color="#3cf3ac" draw:textarea-horizontal-align="justify" draw:textarea-vertical-align="middle" draw:auto-grow-height="false" fo:min-height="1.14cm" fo:min-width="3.204cm" fo:wrap-option="wrap"/>
      <style:paragraph-properties style:writing-mode="lr-tb"/>
    </style:style>
    <style:style style:name="gr14" style:family="graphic" style:parent-style-name="standard">
      <style:graphic-properties draw:stroke="solid" draw:fill="none" fo:min-height="3.54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9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0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objectwithoutfill">
      <style:graphic-properties draw:stroke="dash" draw:stroke-dash="Long_20_Dash" svg:stroke-width="0cm" svg:stroke-color="#00a933" draw:marker-start-width="0.2cm" draw:marker-end-width="0.2cm" svg:stroke-linecap="butt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0" style:family="graphic" style:parent-style-name="standard">
      <style:graphic-properties draw:stroke="none" draw:fill="none" fo:min-height="1.423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P2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5" style:family="paragraph">
      <style:paragraph-properties fo:text-align="center" style:writing-mode="lr-tb"/>
      <style:text-properties fo:font-weight="bold"/>
    </style:style>
    <style:style style:name="P6" style:family="paragraph">
      <loext:graphic-properties draw:fill-color="#4effb9"/>
      <style:paragraph-properties fo:text-align="center"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line-height="115%" fo:text-align="start"/>
    </style:style>
    <style:style style:name="P9" style:family="paragraph">
      <style:paragraph-properties fo:margin-left="0cm" fo:margin-right="0cm" fo:margin-top="0cm" fo:margin-bottom="0cm" fo:line-height="115%" fo:text-align="start" fo:text-indent="0cm"/>
    </style:style>
    <style:style style:name="P10" style:family="paragraph">
      <loext:graphic-properties draw:fill="none" draw:fill-color="#ffffff"/>
      <style:paragraph-properties fo:line-height="115%" fo:text-align="start" style:writing-mode="lr-tb"/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3cf3ac"/>
      <style:paragraph-properties fo:text-align="center" style:writing-mode="lr-tb"/>
    </style:style>
    <style:style style:name="P14" style:family="paragraph">
      <style:paragraph-properties fo:line-height="115%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loext:opacity="100%"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1dd4ff" loext:opacity="100%"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dd4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游ゴシック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8.202cm" svg:y1="14.301cm" svg:x2="14.202cm" svg:y2="14.301cm">
          <text:p/>
        </draw:line>
        <draw:line draw:style-name="gr1" draw:text-style-name="P1" draw:layer="layout" svg:x1="9.002cm" svg:y1="16.001cm" svg:x2="9.002cm" svg:y2="10.501cm">
          <text:p/>
        </draw:line>
        <draw:frame draw:style-name="gr2" draw:text-style-name="P2" draw:layer="measurelines" svg:width="3.533cm" svg:height="0.962cm" svg:x="5.302cm" svg:y="12.879cm">
          <draw:text-box>
            <text:p><text:span text:style-name="T1">left_max→</text:span></text:p>
          </draw:text-box>
        </draw:frame>
        <draw:frame draw:style-name="gr3" draw:text-style-name="P2" draw:layer="measurelines" svg:width="3.918cm" svg:height="0.962cm" svg:x="5.084cm" svg:y="11.038cm">
          <draw:text-box>
            <text:p><text:span text:style-name="T1">right_max→</text:span></text:p>
          </draw:text-box>
        </draw:frame>
        <draw:frame draw:style-name="gr4" draw:text-style-name="P4" draw:layer="measurelines" svg:width="3.139cm" svg:height="1.661cm" svg:x="11.04cm" svg:y="14.233cm">
          <draw:text-box>
            <text:p text:style-name="P3"><text:span text:style-name="T1">↑</text:span></text:p>
            <text:p text:style-name="P3"><text:span text:style-name="T1">PW_max</text:span></text:p>
          </draw:text-box>
        </draw:frame>
        <draw:frame draw:style-name="gr5" draw:text-style-name="P4" draw:layer="measurelines" svg:width="1.137cm" svg:height="1.661cm" svg:x="11.603cm" svg:y="15.639cm">
          <draw:text-box>
            <text:p text:style-name="P3"><text:span text:style-name="T1">↑</text:span></text:p>
            <text:p text:style-name="P3"><text:span text:style-name="T2">x</text:span></text:p>
          </draw:text-box>
        </draw:frame>
        <draw:frame draw:style-name="gr4" draw:text-style-name="P4" draw:layer="measurelines" svg:width="3.139cm" svg:height="1.661cm" svg:x="8.102cm" svg:y="14.145cm">
          <draw:text-box>
            <text:p text:style-name="P3"><text:span text:style-name="T1">↑</text:span></text:p>
            <text:p text:style-name="P3"><text:span text:style-name="T1">PW_min</text:span></text:p>
          </draw:text-box>
        </draw:frame>
        <draw:line draw:style-name="gr6" draw:text-style-name="P1" draw:layer="layout" svg:x1="12.464cm" svg:y1="14.244cm" svg:x2="12.464cm" svg:y2="11.644cm">
          <text:p/>
        </draw:line>
        <draw:line draw:style-name="gr6" draw:text-style-name="P1" draw:layer="layout" svg:x1="8.664cm" svg:y1="11.644cm" svg:x2="12.491cm" svg:y2="11.644cm">
          <text:p/>
        </draw:line>
        <draw:line draw:style-name="gr6" draw:text-style-name="P1" draw:layer="layout" svg:x1="9.512cm" svg:y1="14.244cm" svg:x2="9.512cm" svg:y2="13.468cm">
          <text:p/>
        </draw:line>
        <draw:line draw:style-name="gr7" draw:text-style-name="P1" draw:layer="layout" svg:x1="9.502cm" svg:y1="13.5cm" svg:x2="12.491cm" svg:y2="11.643cm">
          <text:p/>
        </draw:line>
        <draw:line draw:style-name="gr6" draw:text-style-name="P1" draw:layer="layout" svg:x1="12.004cm" svg:y1="15.844cm" svg:x2="12.004cm" svg:y2="11.966cm">
          <text:p/>
        </draw:line>
        <draw:line draw:style-name="gr6" draw:text-style-name="P1" draw:layer="layout" svg:x1="8.664cm" svg:y1="11.966cm" svg:x2="12.004cm" svg:y2="11.966cm">
          <text:p/>
        </draw:line>
        <draw:custom-shape draw:style-name="gr8" draw:text-style-name="P6" draw:layer="measurelines" svg:width="0.998cm" svg:height="0.979cm" svg:x="7.502cm" svg:y="11.762cm">
          <text:p text:style-name="P5"><text:span text:style-name="T3">?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5729.7297297297 4562.448979591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6" draw:text-style-name="P1" draw:layer="layout" svg:x1="8.501cm" svg:y1="13.468cm" svg:x2="9.502cm" svg:y2="13.468cm">
          <text:p/>
        </draw:line>
        <draw:frame draw:style-name="gr9" draw:text-style-name="P7" draw:layer="measurelines" svg:width="4.49cm" svg:height="1.666cm" svg:x="4.512cm" svg:y="9.439cm">
          <draw:text-box>
            <text:p><text:span text:style-name="T4">ステア</text:span></text:p>
            <text:p><text:span text:style-name="T4">パルス幅 </text:span><text:span text:style-name="T4">CH1</text:span></text:p>
          </draw:text-box>
        </draw:frame>
        <draw:frame draw:style-name="gr10" draw:text-style-name="P10" draw:layer="measurelines" svg:width="17.929cm" svg:height="4.342cm" svg:x="1.732cm" svg:y="18.87cm">
          <draw:text-box>
            <text:p text:style-name="P8"><text:span text:style-name="T5">?</text:span><text:span text:style-name="T1">-left_max=</text:span><text:span text:style-name="T6">(right_max-left_max)÷(PW_max-PW_min</text:span><text:span text:style-name="T7">)</text:span></text:p>
            <text:p text:style-name="P8"><text:span text:style-name="T7"><text:tab/></text:span><text:span text:style-name="T7"><text:tab/></text:span><text:span text:style-name="T7"><text:tab/></text:span><text:span text:style-name="T7">×(</text:span><text:span text:style-name="T8">x</text:span><text:span text:style-name="T6">-</text:span><text:span text:style-name="T1">PW_min)</text:span></text:p>
            <text:p text:style-name="P8"><text:span text:style-name="T1"><text:tab/></text:span><text:span text:style-name="T1">⇓ </text:span><text:span text:style-name="T1">?</text:span><text:span text:style-name="T1">について解く</text:span></text:p>
            <text:p text:style-name="P9"><text:span text:style-name="T6">CH1=</text:span><text:span text:style-name="T9">?</text:span><text:span text:style-name="T6">= left_max+(right_max-left_max)÷(PW_max-PW_min</text:span><text:span text:style-name="T1">)</text:span></text:p>
            <text:p text:style-name="P9"><text:span text:style-name="T6"><text:tab/></text:span><text:span text:style-name="T6"><text:tab/></text:span><text:span text:style-name="T6"><text:tab/></text:span><text:span text:style-name="T6">×</text:span><text:span text:style-name="T7">(</text:span><text:span text:style-name="T8">x</text:span><text:span text:style-name="T6">-</text:span><text:span text:style-name="T1">PW_min)</text:span></text:p>
          </draw:text-box>
        </draw:frame>
        <draw:frame draw:style-name="gr11" draw:text-style-name="P11" draw:layer="measurelines" svg:width="6.217cm" svg:height="1.666cm" svg:x="7.462cm" svg:y="17.165cm">
          <draw:text-box>
            <text:p>2点を通る</text:p>
            <text:p>直線の方程式から、</text:p>
          </draw:text-box>
        </draw:frame>
        <draw:frame draw:style-name="gr12" draw:text-style-name="P7" draw:layer="measurelines" svg:width="3.042cm" svg:height="1.666cm" svg:x="14.058cm" svg:y="13.5cm">
          <draw:text-box>
            <text:p><text:span text:style-name="T4">スライダ</text:span></text:p>
            <text:p><text:span text:style-name="T4">位置 </text:span><text:span text:style-name="T4">x</text:span></text:p>
          </draw:text-box>
        </draw:frame>
        <draw:custom-shape draw:style-name="gr13" draw:text-style-name="P13" draw:layer="measurelines" svg:width="4cm" svg:height="1.5cm" svg:x="10.5cm" svg:y="8.5cm">
          <text:p text:style-name="P12">線形補間</text:p>
          <draw:enhanced-geometry svg:viewBox="0 0 21600 21600" draw:text-areas="800 800 20800 20800" draw:type="round-rectangular-callout" draw:modifiers="5458.03549112722 34522.5849433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5" draw:layer="measurelines" svg:width="13.059cm" svg:height="3.792cm" svg:x="4.462cm" svg:y="4.158cm">
          <draw:text-box>
            <text:p><text:span text:style-name="T1">right_max</text:span><text:span text:style-name="T1">、</text:span><text:span text:style-name="T1">left_max</text:span><text:span text:style-name="T1">：</text:span></text:p>
            <text:p><text:span text:style-name="T1">設定舵角から計算した左右位置のパルス幅</text:span></text:p>
            <text:p text:style-name="P14"><text:span text:style-name="T1">PW_min</text:span><text:span text:style-name="T1">、</text:span><text:span text:style-name="T1">PW_max</text:span><text:span text:style-name="T1">：</text:span></text:p>
            <text:p text:style-name="P14"><text:span text:style-name="T1">仕様書記載のサーボモータのパルス幅</text:span></text:p>
          </draw:text-box>
        </draw:frame>
      </draw:page>
      <draw:page draw:name="page2" draw:style-name="dp1" draw:master-page-name="標準">
        <draw:line draw:style-name="gr1" draw:text-style-name="P1" draw:layer="layout" svg:x1="8.202cm" svg:y1="14.301cm" svg:x2="14.202cm" svg:y2="14.301cm">
          <text:p/>
        </draw:line>
        <draw:line draw:style-name="gr1" draw:text-style-name="P1" draw:layer="layout" svg:x1="9.002cm" svg:y1="16.001cm" svg:x2="9.002cm" svg:y2="10.501cm">
          <text:p/>
        </draw:line>
        <draw:frame draw:style-name="gr15" draw:text-style-name="P2" draw:layer="layout" svg:width="4.744cm" svg:height="0.962cm" svg:x="4.002cm" svg:y="12.879cm">
          <draw:text-box>
            <text:p><text:span text:style-name="T1">w_min=1000→</text:span></text:p>
          </draw:text-box>
        </draw:frame>
        <draw:frame draw:style-name="gr16" draw:text-style-name="P2" draw:layer="layout" svg:width="4.922cm" svg:height="0.962cm" svg:x="3.881cm" svg:y="11.038cm">
          <draw:text-box>
            <text:p><text:span text:style-name="T1">w_max=2000→</text:span></text:p>
          </draw:text-box>
        </draw:frame>
        <draw:frame draw:style-name="gr4" draw:text-style-name="P4" draw:layer="layout" svg:width="3.139cm" svg:height="1.661cm" svg:x="11.54cm" svg:y="14.09cm">
          <draw:text-box>
            <text:p text:style-name="P3"><text:span text:style-name="T1">↑</text:span></text:p>
            <text:p text:style-name="P3"><text:span text:style-name="T1">2000</text:span></text:p>
          </draw:text-box>
        </draw:frame>
        <draw:frame draw:style-name="gr5" draw:text-style-name="P4" draw:layer="layout" svg:width="1.137cm" svg:height="1.661cm" svg:x="11.603cm" svg:y="15.639cm">
          <draw:text-box>
            <text:p text:style-name="P3"><text:span text:style-name="T1">↑</text:span></text:p>
            <text:p text:style-name="P3"><text:span text:style-name="T2">x</text:span></text:p>
          </draw:text-box>
        </draw:frame>
        <draw:frame draw:style-name="gr4" draw:text-style-name="P4" draw:layer="layout" svg:width="3.139cm" svg:height="1.661cm" svg:x="8.602cm" svg:y="14.145cm">
          <draw:text-box>
            <text:p text:style-name="P3"><text:span text:style-name="T1">↑</text:span></text:p>
            <text:p text:style-name="P3"><text:span text:style-name="T1">1000</text:span></text:p>
          </draw:text-box>
        </draw:frame>
        <draw:line draw:style-name="gr6" draw:text-style-name="P1" draw:layer="layout" svg:x1="12.464cm" svg:y1="14.244cm" svg:x2="12.464cm" svg:y2="11.644cm">
          <text:p/>
        </draw:line>
        <draw:line draw:style-name="gr6" draw:text-style-name="P1" draw:layer="layout" svg:x1="8.664cm" svg:y1="11.644cm" svg:x2="12.491cm" svg:y2="11.644cm">
          <text:p/>
        </draw:line>
        <draw:line draw:style-name="gr6" draw:text-style-name="P1" draw:layer="layout" svg:x1="9.512cm" svg:y1="14.244cm" svg:x2="9.512cm" svg:y2="13.468cm">
          <text:p/>
        </draw:line>
        <draw:line draw:style-name="gr7" draw:text-style-name="P1" draw:layer="layout" svg:x1="9.502cm" svg:y1="13.5cm" svg:x2="12.491cm" svg:y2="11.643cm">
          <text:p/>
        </draw:line>
        <draw:line draw:style-name="gr6" draw:text-style-name="P1" draw:layer="layout" svg:x1="12.004cm" svg:y1="15.844cm" svg:x2="12.004cm" svg:y2="11.966cm">
          <text:p/>
        </draw:line>
        <draw:line draw:style-name="gr6" draw:text-style-name="P1" draw:layer="layout" svg:x1="8.664cm" svg:y1="11.966cm" svg:x2="12.004cm" svg:y2="11.966cm">
          <text:p/>
        </draw:line>
        <draw:custom-shape draw:style-name="gr8" draw:text-style-name="P6" draw:layer="layout" svg:width="0.998cm" svg:height="0.979cm" svg:x="7.502cm" svg:y="11.762cm">
          <text:p text:style-name="P5"><text:span text:style-name="T3">?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5729.7297297297 4562.448979591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6" draw:text-style-name="P1" draw:layer="layout" svg:x1="8.501cm" svg:y1="13.468cm" svg:x2="9.502cm" svg:y2="13.468cm">
          <text:p/>
        </draw:line>
        <draw:frame draw:style-name="gr9" draw:text-style-name="P7" draw:layer="layout" svg:width="4.49cm" svg:height="1.666cm" svg:x="4.512cm" svg:y="9.439cm">
          <draw:text-box>
            <text:p><text:span text:style-name="T4">ステア</text:span></text:p>
            <text:p><text:span text:style-name="T4">パルス幅 </text:span><text:span text:style-name="T4">w</text:span></text:p>
          </draw:text-box>
        </draw:frame>
        <draw:frame draw:style-name="gr12" draw:text-style-name="P7" draw:layer="layout" svg:width="3.042cm" svg:height="1.666cm" svg:x="14.058cm" svg:y="13.5cm">
          <draw:text-box>
            <text:p><text:span text:style-name="T4">スライダ</text:span></text:p>
            <text:p><text:span text:style-name="T4">位置 </text:span><text:span text:style-name="T4">x</text:span></text:p>
          </draw:text-box>
        </draw:frame>
        <draw:custom-shape draw:style-name="gr13" draw:text-style-name="P13" draw:layer="layout" svg:width="4cm" svg:height="1.5cm" svg:x="10.5cm" svg:y="8.5cm">
          <text:p text:style-name="P12">線形補間</text:p>
          <draw:enhanced-geometry svg:viewBox="0 0 21600 21600" draw:text-areas="800 800 20800 20800" draw:type="round-rectangular-callout" draw:modifiers="5458.03549112722 34522.5849433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6" draw:layer="layout" svg:width="1.649cm" svg:height="0.962cm" svg:x="12.685cm" svg:y="11.046cm">
          <draw:text-box>
            <text:p>w=x</text:p>
          </draw:text-box>
        </draw:frame>
        <draw:line draw:style-name="gr18" draw:text-style-name="P1" draw:layer="layout" svg:x1="9.503cm" svg:y1="11.643cm" svg:x2="12.492cm" svg:y2="13.5cm">
          <text:p/>
        </draw:line>
        <draw:frame draw:style-name="gr19" draw:text-style-name="P16" draw:layer="layout" svg:width="6.153cm" svg:height="1.673cm" svg:x="12.686cm" svg:y="12.946cm">
          <draw:text-box>
            <text:p>w_rev=3000-x</text:p>
          </draw:text-box>
        </draw:frame>
        <draw:frame draw:style-name="gr17" draw:text-style-name="P16" draw:layer="layout" svg:width="4.503cm" svg:height="1.678cm" svg:x="15.189cm" svg:y="8.114cm">
          <draw:text-box>
            <text:p>x=1000のとき</text:p>
            <text:p>w=2000</text:p>
          </draw:text-box>
        </draw:frame>
        <draw:frame draw:style-name="gr17" draw:text-style-name="P16" draw:layer="layout" svg:width="4.503cm" svg:height="1.678cm" svg:x="15.19cm" svg:y="9.714cm">
          <draw:text-box>
            <text:p>x=2000のとき</text:p>
            <text:p>w=1000</text:p>
          </draw:text-box>
        </draw:frame>
        <draw:frame draw:style-name="gr17" draw:text-style-name="P16" draw:layer="layout" svg:width="3.448cm" svg:height="1.678cm" svg:x="15.19cm" svg:y="6.414cm">
          <draw:text-box>
            <text:p>x=0のとき</text:p>
            <text:p>w=3000</text:p>
          </draw:text-box>
        </draw:frame>
        <draw:frame draw:style-name="gr20" draw:text-style-name="P17" draw:layer="layout" svg:width="11.316cm" svg:height="1.673cm" svg:x="9.269cm" svg:y="17.649cm">
          <draw:text-box>
            <text:p>w_rev=(w_min+w_max)-x</text:p>
          </draw:text-box>
        </draw:frame>
        <draw:frame draw:style-name="gr17" draw:text-style-name="P16" draw:layer="layout" svg:width="5.739cm" svg:height="3.105cm" svg:x="9.302cm" svg:y="18.626cm">
          <draw:text-box>
            <text:p>x=w_minのとき、</text:p>
            <text:p>w_rev=w_max</text:p>
            <text:p>x=w_maxのとき、</text:p>
            <text:p>w_rev=w_min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07T16:12:46.570000000</dc:date>
    <meta:editing-duration>PT1H56M21S</meta:editing-duration>
    <meta:editing-cycles>37</meta:editing-cycles>
    <meta:generator>LibreOffice/7.3.7.2$Windows_X86_64 LibreOffice_project/e114eadc50a9ff8d8c8a0567d6da8f454beeb84f</meta:generator>
    <meta:document-statistic meta:object-count="47"/>
  </office:meta>
</office:document-meta>
</file>